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58in" fo:margin-left="0in" fo:margin-top="0in" fo:margin-bottom="0in" table:align="left" style:writing-mode="lr-tb"/>
    </style:style>
    <style:style style:name="Table1.A" style:family="table-column">
      <style:table-column-properties style:column-width="0.1736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0.1972in"/>
    </style:style>
    <style:style style:name="Table1.D" style:family="table-column">
      <style:table-column-properties style:column-width="0.5896in"/>
    </style:style>
    <style:style style:name="Table1.F" style:family="table-column">
      <style:table-column-properties style:column-width="0.8986in"/>
    </style:style>
    <style:style style:name="Table1.G" style:family="table-column">
      <style:table-column-properties style:column-width="0.6132in"/>
    </style:style>
    <style:style style:name="Table1.H" style:family="table-column">
      <style:table-column-properties style:column-width="0.1944in"/>
    </style:style>
    <style:style style:name="Table1.I" style:family="table-column">
      <style:table-column-properties style:column-width="0.1938in"/>
    </style:style>
    <style:style style:name="Table1.J" style:family="table-column">
      <style:table-column-properties style:column-width="1.4472in"/>
    </style:style>
    <style:style style:name="Table1.L" style:family="table-column">
      <style:table-column-properties style:column-width="0.5903in"/>
    </style:style>
    <style:style style:name="Table1.M" style:family="table-column">
      <style:table-column-properties style:column-width="1.15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4" style:family="table-row">
      <style:table-row-properties style:min-row-height="0.1181in" fo:keep-together="auto"/>
    </style:style>
    <style:style style:name="Table1.A4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1.A5" style:family="table-cell">
      <style:table-cell-properties style:vertical-align="middle" style:border-line-width-top="0.0104in 0.0104in 0.0417in" fo:padding-left="0.075in" fo:padding-right="0.075in" fo:padding-top="0in" fo:padding-bottom="0in" fo:border-left="none" fo:border-right="none" fo:border-top="4.5pt double #000000" fo:border-bottom="none"/>
    </style:style>
    <style:style style:name="Table1.J20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J2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Table1.26" style:family="table-row">
      <style:table-row-properties style:min-row-height="0.134in" fo:keep-together="auto"/>
    </style:style>
    <style:style style:name="Table7" style:family="table">
      <style:table-properties style:width="6.4965in" style:rel-width="100%" fo:margin-left="0.0035in" fo:margin-top="0in" fo:margin-bottom="0in" table:align="left" style:writing-mode="lr-tb"/>
    </style:style>
    <style:style style:name="Table7.A" style:family="table-column">
      <style:table-column-properties style:column-width="2.1653in" style:rel-column-width="3118*"/>
    </style:style>
    <style:style style:name="Table7.C" style:family="table-column">
      <style:table-column-properties style:column-width="2.166in" style:rel-column-width="3119*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0.441in" fo:keep-together="auto"/>
    </style:style>
    <style:style style:name="Table2" style:family="table">
      <style:table-properties style:width="6.4965in" style:rel-width="100%" fo:margin-left="0.0035in" fo:margin-top="0in" fo:margin-bottom="0in" table:align="left" style:writing-mode="lr-tb"/>
    </style:style>
    <style:style style:name="Table2.A" style:family="table-column">
      <style:table-column-properties style:column-width="2.1653in" style:rel-column-width="3118*"/>
    </style:style>
    <style:style style:name="Table2.C" style:family="table-column">
      <style:table-column-properties style:column-width="2.166in" style:rel-column-width="3119*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441in" fo:keep-together="auto"/>
    </style:style>
    <style:style style:name="P1" style:family="paragraph" style:parent-style-name="Standard">
      <style:paragraph-properties fo:margin-top="0in" fo:margin-bottom="0in" style:contextual-spacing="true" fo:text-align="center" style:justify-single-word="false" fo:orphans="0" fo:widows="0"/>
    </style:style>
    <style:style style:name="P2" style:family="paragraph" style:parent-style-name="Standard">
      <style:paragraph-properties fo:margin-top="0in" fo:margin-bottom="0in" style:contextual-spacing="true" fo:orphans="0" fo:widows="0"/>
      <style:text-properties fo:font-size="8pt" style:font-size-asian="8pt" style:font-size-complex="8pt"/>
    </style:style>
    <style:style style:name="P3" style:family="paragraph" style:parent-style-name="Standard">
      <style:paragraph-properties fo:margin-left="-0.0752in" fo:margin-right="-0.0752in" fo:margin-top="0in" fo:margin-bottom="0in" style:contextual-spacing="true" fo:orphans="0" fo:widows="0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in" fo:margin-bottom="0in" style:contextual-spacing="true" fo:text-align="center" style:justify-single-word="false" fo:orphans="0" fo:widows="0"/>
      <style:text-properties fo:font-size="8pt" style:font-size-asian="8pt" style:font-size-complex="8pt"/>
    </style:style>
    <style:style style:name="P5" style:family="paragraph" style:parent-style-name="Standard">
      <style:paragraph-properties fo:margin-top="0in" fo:margin-bottom="0in" style:contextual-spacing="true" fo:orphans="0" fo:widows="0"/>
      <style:text-properties fo:font-size="14pt" style:font-size-asian="14pt" style:font-size-complex="14pt"/>
    </style:style>
    <style:style style:name="P6" style:family="paragraph" style:parent-style-name="Standard">
      <style:paragraph-properties fo:margin-left="-0.0752in" fo:margin-right="-0.0752in" fo:margin-top="0in" fo:margin-bottom="0in" style:contextual-spacing="true" fo:orphans="0" fo:widows="0" fo:text-indent="0in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true" fo:text-align="center" style:justify-single-word="false" fo:orphans="0" fo:widows="0"/>
      <style:text-properties fo:font-size="14pt" style:font-size-asian="14pt" style:font-size-complex="14pt"/>
    </style:style>
    <style:style style:name="P8" style:family="paragraph" style:parent-style-name="Standard">
      <style:paragraph-properties fo:margin-left="-0.0752in" fo:margin-right="-0.0752in" fo:margin-top="0in" fo:margin-bottom="0in" style:contextual-spacing="true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0752in" fo:margin-right="-0.0752in" fo:margin-top="0in" fo:margin-bottom="0in" style:contextual-spacing="true" fo:text-align="end" style:justify-single-word="false" fo:orphans="0" fo:widows="0" fo:text-indent="0in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background-color="#ffff00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true" fo:orphans="0" fo:widows="0"/>
    </style:style>
    <style:style style:name="P14" style:family="paragraph" style:parent-style-name="Standard">
      <style:paragraph-properties fo:margin-top="0in" fo:margin-bottom="0in" style:contextual-spacing="true" fo:orphans="0" fo:widows="0"/>
      <style:text-properties fo:color="#000000" loext:opacity="100%" fo:font-size="14pt" officeooo:rsid="000b8ffd" officeooo:paragraph-rsid="000b8ffd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officeooo:rsid="00345489" officeooo:paragraph-rsid="007cc86d" style:letter-kerning="false" style:font-size-asian="12pt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officeooo:rsid="00345489" officeooo:paragraph-rsid="008ac81c" style:letter-kerning="false" style:font-size-asian="12pt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officeooo:rsid="007cc86d" officeooo:paragraph-rsid="007cc86d" style:letter-kerning="false" style:font-size-asian="12pt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officeooo:rsid="007cc86d" officeooo:paragraph-rsid="008ac81c" style:letter-kerning="false" style:font-size-asian="12pt" style:font-size-complex="12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officeooo:rsid="007e38ed" officeooo:paragraph-rsid="007e38ed" style:letter-kerning="false" style:font-size-asian="12pt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officeooo:rsid="008ac81c" officeooo:paragraph-rsid="008ac81c" style:letter-kerning="false" style:font-size-asian="12pt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officeooo:rsid="00160bf4" officeooo:paragraph-rsid="007cc86d" style:letter-kerning="false" style:font-size-asian="12pt" style:font-size-complex="12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officeooo:rsid="00160bf4" officeooo:paragraph-rsid="008ac81c" style:letter-kerning="false" style:font-size-asian="12pt" style:font-size-complex="12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2pt" fo:language="ru" fo:country="RU" fo:font-weight="bold" officeooo:paragraph-rsid="007cc86d" style:letter-kerning="false" style:font-size-asian="12pt" style:font-weight-asian="bold" style:font-size-complex="12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2pt" fo:language="ru" fo:country="RU" fo:font-weight="bold" officeooo:paragraph-rsid="008ac81c" style:letter-kerning="false" style:font-size-asian="12pt" style:font-weight-asian="bold" style:font-size-complex="12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2pt" fo:language="ru" fo:country="RU" fo:font-weight="bold" officeooo:rsid="0019f37b" officeooo:paragraph-rsid="007cc86d" style:letter-kerning="false" style:font-size-asian="12pt" style:font-weight-asian="bold" style:font-size-complex="12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2pt" fo:language="ru" fo:country="RU" fo:font-weight="bold" officeooo:rsid="0019f37b" officeooo:paragraph-rsid="008ac81c" style:letter-kerning="false" style:font-size-asian="12pt" style:font-weight-asian="bold" style:font-size-complex="12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fo:font-style="italic" officeooo:rsid="008c0d02" officeooo:paragraph-rsid="008c0d02" style:letter-kerning="false" style:font-size-asian="12pt" style:font-style-asian="italic" style:font-size-complex="12pt" style:language-complex="ar" style:country-complex="SA" style:font-style-complex="italic" style:font-weight-complex="bold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fo:font-style="italic" fo:font-weight="normal" officeooo:rsid="008c0d02" officeooo:paragraph-rsid="008c0d02" style:letter-kerning="false" style:font-size-asian="12pt" style:font-style-asian="italic" style:font-weight-asian="normal" style:font-size-complex="12pt" style:language-complex="ar" style:country-complex="SA" style:font-style-complex="italic" style:font-weight-complex="bold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fo:font-style="italic" fo:font-weight="normal" officeooo:rsid="008c0d02" officeooo:paragraph-rsid="008c0d02" style:letter-kerning="false" fo:background-color="transparent" style:font-size-asian="12pt" style:font-style-asian="italic" style:font-weight-asian="normal" style:font-size-complex="12pt" style:language-complex="ar" style:country-complex="SA" style:font-style-complex="italic" style:font-weight-complex="bold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fo:font-weight="normal" officeooo:rsid="007e38ed" officeooo:paragraph-rsid="007e38ed" style:letter-kerning="false" style:font-size-asian="12pt" style:font-weight-asian="normal" style:font-size-complex="12pt" style:language-complex="ar" style:country-complex="SA" style:font-weight-complex="normal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fo:font-weight="normal" officeooo:rsid="008ac81c" officeooo:paragraph-rsid="008ac81c" style:letter-kerning="false" style:font-size-asian="12pt" style:font-weight-asian="normal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fo:font-weight="normal" officeooo:rsid="008ac81c" officeooo:paragraph-rsid="008ac81c" style:letter-kerning="false" style:font-size-asian="12pt" style:font-weight-asian="normal" style:font-size-complex="12pt" style:language-complex="ar" style:country-complex="SA" style:font-weight-complex="bold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fo:font-size="12pt" fo:language="ru" fo:country="RU" fo:font-style="normal" fo:font-weight="normal" officeooo:rsid="008c0d02" officeooo:paragraph-rsid="008c0d02" style:letter-kerning="false" style:font-size-asian="12pt" style:font-style-asian="normal" style:font-weight-asian="normal" style:font-size-complex="12pt" style:language-complex="ar" style:country-complex="SA" style:font-style-complex="normal" style:font-weight-complex="bold"/>
    </style:style>
    <style:style style:name="P34" style:family="paragraph" style:parent-style-name="Standard">
      <style:paragraph-properties fo:margin-top="0in" fo:margin-bottom="0in" style:contextual-spacing="true" fo:text-align="center" style:justify-single-word="false" fo:orphans="0" fo:widows="0"/>
      <style:text-properties fo:font-size="11pt" style:font-size-asian="11pt" style:font-size-complex="11pt"/>
    </style:style>
    <style:style style:name="P35" style:family="paragraph" style:parent-style-name="Standard">
      <style:paragraph-properties fo:line-height="150%"/>
    </style:style>
    <style:style style:name="P36" style:family="paragraph" style:parent-style-name="Standard">
      <style:paragraph-properties fo:line-height="150%"/>
      <style:text-properties officeooo:paragraph-rsid="004da00d"/>
    </style:style>
    <style:style style:name="P37" style:family="paragraph" style:parent-style-name="Standard">
      <style:paragraph-properties fo:line-height="150%"/>
      <style:text-properties officeooo:paragraph-rsid="007b01df"/>
    </style:style>
    <style:style style:name="P38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9" style:family="paragraph" style:parent-style-name="Standard">
      <style:paragraph-properties fo:line-height="150%"/>
      <style:text-properties fo:font-size="12pt" officeooo:paragraph-rsid="004da00d" style:font-size-asian="12pt" style:font-size-complex="12pt"/>
    </style:style>
    <style:style style:name="P40" style:family="paragraph" style:parent-style-name="Standard">
      <style:paragraph-properties fo:line-height="150%"/>
      <style:text-properties fo:font-size="12pt" officeooo:rsid="007b01df" officeooo:paragraph-rsid="007b01df" style:font-size-asian="12pt" style:font-size-complex="12pt"/>
    </style:style>
    <style:style style:name="P41" style:family="paragraph" style:parent-style-name="Standard">
      <style:paragraph-properties fo:line-height="150%"/>
      <style:text-properties fo:font-size="12pt" officeooo:rsid="007b01df" officeooo:paragraph-rsid="007e77e6" style:font-size-asian="12pt" style:font-size-complex="12pt"/>
    </style:style>
    <style:style style:name="P42" style:family="paragraph" style:parent-style-name="Standard">
      <style:paragraph-properties fo:line-height="150%" fo:break-before="page"/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line-height="150%"/>
      <style:text-properties fo:font-size="12pt" fo:font-weight="bold" officeooo:rsid="00787ac4" officeooo:paragraph-rsid="00787ac4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50%"/>
      <style:text-properties fo:font-size="12pt" fo:font-weight="bold" officeooo:rsid="004e75e2" officeooo:paragraph-rsid="004e75e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50%"/>
      <style:text-properties fo:font-size="12pt" fo:font-weight="bold" officeooo:rsid="007b01df" officeooo:paragraph-rsid="007e77e6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50%"/>
      <style:text-properties fo:font-size="12pt" fo:font-weight="bold" officeooo:rsid="007b01df" officeooo:paragraph-rsid="008ac81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50%"/>
      <style:text-properties fo:font-size="12pt" fo:font-weight="bold" officeooo:rsid="0081b36c" officeooo:paragraph-rsid="0081b36c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50%"/>
      <style:text-properties fo:font-size="12pt" fo:font-weight="bold" officeooo:rsid="0081b36c" officeooo:paragraph-rsid="008ac81c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50%"/>
      <style:text-properties fo:font-size="12pt" fo:font-weight="bold" officeooo:rsid="007b01df" officeooo:paragraph-rsid="007b01df" style:font-size-asian="12pt" style:font-weight-asian="bold" style:font-size-complex="12pt"/>
    </style:style>
    <style:style style:name="P50" style:family="paragraph" style:parent-style-name="Standard">
      <style:paragraph-properties fo:line-height="150%"/>
      <style:text-properties fo:font-size="12pt" fo:font-weight="normal" officeooo:rsid="00787ac4" officeooo:paragraph-rsid="00787ac4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50%"/>
      <style:text-properties fo:font-size="12pt" fo:font-weight="normal" officeooo:rsid="007b01df" officeooo:paragraph-rsid="007b01d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150%"/>
      <style:text-properties fo:font-size="12pt" fo:font-weight="normal" officeooo:rsid="0081b36c" officeooo:paragraph-rsid="0081b36c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0b8ffd" officeooo:paragraph-rsid="000b8ffd" fo:background-color="transparent" style:font-size-asian="12pt" style:font-size-complex="12pt"/>
    </style:style>
    <style:style style:name="P54" style:family="paragraph" style:parent-style-name="Standard">
      <style:paragraph-properties fo:line-height="150%"/>
      <style:text-properties fo:font-size="12pt" fo:font-style="normal" fo:font-weight="normal" officeooo:rsid="00863cb4" officeooo:paragraph-rsid="00863cb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50%"/>
      <style:text-properties fo:font-size="12pt" fo:font-style="normal" fo:font-weight="normal" officeooo:rsid="00863cb4" officeooo:paragraph-rsid="00880fea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50%"/>
      <style:text-properties fo:font-size="12pt" fo:font-style="normal" fo:font-weight="normal" officeooo:rsid="00855d99" officeooo:paragraph-rsid="00855d9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/>
      <style:text-properties fo:font-size="12pt" fo:font-style="normal" fo:font-weight="normal" officeooo:rsid="0084303e" officeooo:paragraph-rsid="0084303e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50%"/>
      <style:text-properties fo:font-size="12pt" fo:font-style="normal" fo:font-weight="normal" officeooo:rsid="008cf1ce" officeooo:paragraph-rsid="008cf1c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50%"/>
      <style:text-properties fo:font-size="12pt" fo:font-style="normal" fo:font-weight="bold" officeooo:rsid="00863cb4" officeooo:paragraph-rsid="00863cb4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line-height="150%"/>
      <style:text-properties fo:font-size="12pt" fo:font-style="normal" fo:font-weight="bold" officeooo:rsid="0084303e" officeooo:paragraph-rsid="0084303e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line-height="150%"/>
      <style:text-properties fo:font-size="12pt" fo:font-style="normal" fo:font-weight="bold" officeooo:rsid="00855d99" officeooo:paragraph-rsid="00855d99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line-height="150%"/>
      <style:text-properties fo:font-size="12pt" fo:font-style="normal" fo:font-weight="bold" officeooo:rsid="00880fea" officeooo:paragraph-rsid="00880fea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line-height="150%"/>
      <style:text-properties fo:font-size="12pt" fo:font-style="italic" fo:font-weight="bold" officeooo:rsid="00829649" officeooo:paragraph-rsid="00829649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paragraph-properties fo:line-height="150%"/>
      <style:text-properties fo:font-size="12pt" fo:font-style="italic" fo:font-weight="bold" officeooo:rsid="0084303e" officeooo:paragraph-rsid="0084303e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paragraph-properties fo:line-height="150%"/>
      <style:text-properties fo:font-size="12pt" fo:font-style="italic" fo:font-weight="bold" officeooo:rsid="00855d99" officeooo:paragraph-rsid="00855d99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paragraph-properties fo:line-height="150%"/>
      <style:text-properties fo:font-size="12pt" fo:font-style="italic" fo:font-weight="bold" officeooo:rsid="00863cb4" officeooo:paragraph-rsid="00863cb4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Standard">
      <style:paragraph-properties fo:line-height="150%"/>
      <style:text-properties fo:font-size="12pt" fo:font-style="italic" fo:font-weight="normal" officeooo:rsid="0084303e" officeooo:paragraph-rsid="0084303e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line-height="150%"/>
      <style:text-properties fo:font-size="12pt" fo:font-style="italic" fo:font-weight="normal" officeooo:rsid="00855d99" officeooo:paragraph-rsid="00855d99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officeooo:rsid="004ea655" officeooo:paragraph-rsid="004ea655"/>
    </style:style>
    <style:style style:name="P70" style:family="paragraph" style:parent-style-name="Standard">
      <style:text-properties officeooo:rsid="004ea655" officeooo:paragraph-rsid="007cc86d"/>
    </style:style>
    <style:style style:name="P71" style:family="paragraph" style:parent-style-name="Text_20_body">
      <style:text-properties officeooo:rsid="007b01df" officeooo:paragraph-rsid="007b01df"/>
    </style:style>
    <style:style style:name="P72" style:family="paragraph" style:parent-style-name="Text_20_body">
      <style:text-properties officeooo:rsid="007b01df" officeooo:paragraph-rsid="007e77e6"/>
    </style:style>
    <style:style style:name="P73" style:family="paragraph" style:parent-style-name="Text_20_body">
      <style:text-properties style:font-name="Times New Roman" fo:font-size="12pt" fo:font-style="normal" fo:font-weight="bold" officeooo:rsid="006f5f98" officeooo:paragraph-rsid="00672c24" style:font-name-asian="Times New Roman1" style:font-size-asian="12pt" style:language-asian="ru" style:country-asian="RU" style:font-style-asian="normal" style:font-weight-asian="bold" style:font-name-complex="Times New Roman1" style:font-size-complex="12pt" style:font-style-complex="normal" style:font-weight-complex="bold"/>
    </style:style>
    <style:style style:name="P74" style:family="paragraph" style:parent-style-name="Text_20_body">
      <style:text-properties style:text-line-through-style="none" style:text-line-through-type="none" style:font-name="Times New Roman" fo:font-size="12pt" fo:font-style="normal" style:text-underline-style="none" fo:font-weight="bold" officeooo:rsid="007e77e6" officeooo:paragraph-rsid="007e77e6" style:font-name-asian="Times New Roman1" style:font-size-asian="12pt" style:language-asian="ru" style:country-asian="RU" style:font-style-asian="normal" style:font-weight-asian="bold" style:font-name-complex="Times New Roman1" style:font-size-complex="12pt" style:font-style-complex="normal" style:font-weight-complex="bold"/>
    </style:style>
    <style:style style:name="P75" style:family="paragraph" style:parent-style-name="Standard">
      <style:paragraph-properties fo:line-height="150%"/>
      <style:text-properties officeooo:rsid="00900d66" officeooo:paragraph-rsid="00900d66"/>
    </style:style>
    <style:style style:name="P76" style:family="paragraph" style:parent-style-name="Standard">
      <style:paragraph-properties fo:line-height="150%"/>
      <style:text-properties fo:font-size="12pt" fo:font-weight="normal" officeooo:rsid="00787ac4" officeooo:paragraph-rsid="00900d66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line-height="150%"/>
      <style:text-properties fo:font-size="12pt" fo:font-weight="bold" officeooo:rsid="00900d66" officeooo:paragraph-rsid="00900d66" style:font-size-asian="12pt" style:font-weight-asian="bold" style:font-size-complex="12pt" style:font-weight-complex="bold"/>
    </style:style>
    <style:style style:name="P78" style:family="paragraph" style:parent-style-name="Standard">
      <style:paragraph-properties fo:line-height="150%"/>
      <style:text-properties fo:font-size="12pt" fo:font-style="italic" fo:font-weight="bold" officeooo:rsid="00900d66" officeooo:paragraph-rsid="00900d66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paragraph-properties fo:line-height="150%"/>
      <style:text-properties officeooo:paragraph-rsid="004e75e2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loext:opacity="100%" fo:font-size="14pt" officeooo:rsid="0076b497" style:font-size-asian="14pt" style:font-size-complex="14pt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4pt" fo:language="en" fo:country="US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00d66" style:font-weight-asian="bold" style:font-weight-complex="bold"/>
    </style:style>
    <style:style style:name="T12" style:family="text">
      <style:text-properties fo:font-weight="bold" officeooo:rsid="004e75e2" style:font-weight-asian="bold"/>
    </style:style>
    <style:style style:name="T13" style:family="text">
      <style:text-properties fo:font-weight="bold" officeooo:rsid="007e77e6" style:font-weight-asian="bold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d27f4" style:font-weight-asian="normal" style:font-weight-complex="normal"/>
    </style:style>
    <style:style style:name="T17" style:family="text">
      <style:text-properties fo:font-weight="normal" officeooo:rsid="007b01df" style:font-weight-asian="normal" style:font-weight-complex="normal"/>
    </style:style>
    <style:style style:name="T18" style:family="text">
      <style:text-properties fo:font-weight="normal" officeooo:rsid="00831981" style:font-weight-asian="normal" style:font-weight-complex="normal"/>
    </style:style>
    <style:style style:name="T19" style:family="text">
      <style:text-properties fo:font-weight="normal" officeooo:rsid="008ac81c" style:font-weight-asian="normal"/>
    </style:style>
    <style:style style:name="T20" style:family="text">
      <style:text-properties fo:font-style="normal" fo:font-weight="normal" style:font-style-asian="normal" style:font-weight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4303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d27f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8ac81c" style:font-style-asian="normal" style:font-weight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normal"/>
    </style:style>
    <style:style style:name="T27" style:family="text">
      <style:text-properties fo:font-style="normal" fo:font-weight="bold" officeooo:rsid="000d27f4" style:font-style-asian="normal" style:font-weight-asian="bold" style:font-style-complex="normal" style:font-weight-complex="normal"/>
    </style:style>
    <style:style style:name="T28" style:family="text">
      <style:text-properties fo:font-style="normal" fo:font-weight="bold" officeooo:rsid="008ac81c" style:font-style-asian="normal" style:font-weight-asian="bold" style:font-style-complex="normal"/>
    </style:style>
    <style:style style:name="T29" style:family="text">
      <style:text-properties fo:font-style="normal" fo:font-weight="bold" fo:background-color="#ffff00" loext:char-shading-value="0" style:font-style-asian="normal" style:font-weight-asian="bold" style:font-style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0d27f4" style:font-style-asian="normal" style:font-style-complex="normal"/>
    </style:style>
    <style:style style:name="T32" style:family="text">
      <style:text-properties fo:font-style="normal" officeooo:rsid="007cc86d" style:font-style-asian="normal" style:font-style-complex="normal"/>
    </style:style>
    <style:style style:name="T33" style:family="text">
      <style:text-properties fo:font-style="normal" officeooo:rsid="008a5c81" style:font-style-asian="normal" style:font-style-complex="normal"/>
    </style:style>
    <style:style style:name="T34" style:family="text">
      <style:text-properties officeooo:rsid="004c9494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77cfb7" style:font-style-asian="italic" style:font-style-complex="italic"/>
    </style:style>
    <style:style style:name="T37" style:family="text">
      <style:text-properties fo:font-style="italic" officeooo:rsid="007e77e6" style:font-style-asian="italic" style:font-style-complex="italic"/>
    </style:style>
    <style:style style:name="T38" style:family="text">
      <style:text-properties fo:font-style="italic" officeooo:rsid="00900d66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8c1881" style:font-style-asian="italic" style:font-weight-asian="bold" style:font-style-complex="italic" style:font-weight-complex="bold"/>
    </style:style>
    <style:style style:name="T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900d66"/>
    </style:style>
    <style:style style:name="T44" style:family="text">
      <style:text-properties fo:font-size="12pt" fo:font-weight="bold" style:font-size-asian="12pt" style:font-weight-asian="bold" style:font-size-complex="12pt"/>
    </style:style>
    <style:style style:name="T45" style:family="text">
      <style:text-properties fo:font-size="12pt" fo:font-weight="bold" officeooo:rsid="004da00d" style:font-size-asian="12pt" style:font-weight-asian="bold" style:font-size-complex="12pt"/>
    </style:style>
    <style:style style:name="T46" style:family="text">
      <style:text-properties fo:font-size="12pt" fo:font-weight="bold" officeooo:rsid="0077cfb7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4e75e2" style:font-size-asian="12pt" style:font-weight-asian="bold" style:font-size-complex="12pt" style:font-weight-complex="bold"/>
    </style:style>
    <style:style style:name="T48" style:family="text">
      <style:text-properties fo:font-size="12pt" fo:font-style="normal" fo:font-weight="normal" officeooo:rsid="000d27f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7b01df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officeooo:rsid="004e75e2" style:font-size-asian="12pt" style:font-size-complex="12pt"/>
    </style:style>
    <style:style style:name="T51" style:family="text">
      <style:text-properties officeooo:rsid="0076b497"/>
    </style:style>
    <style:style style:name="T52" style:family="text">
      <style:text-properties officeooo:rsid="0077cfb7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800079"/>
    </style:style>
    <style:style style:name="T55" style:family="text">
      <style:text-properties style:text-underline-style="none" officeooo:rsid="004e75e2"/>
    </style:style>
    <style:style style:name="T56" style:family="text">
      <style:text-properties officeooo:rsid="00791a39"/>
    </style:style>
    <style:style style:name="T57" style:family="text">
      <style:text-properties officeooo:rsid="007e38ed"/>
    </style:style>
    <style:style style:name="T58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59" style:family="text">
      <style:text-properties officeooo:rsid="007e77e6"/>
    </style:style>
    <style:style style:name="T60" style:family="text">
      <style:text-properties officeooo:rsid="000d27f4"/>
    </style:style>
    <style:style style:name="T61" style:family="text">
      <style:text-properties officeooo:rsid="00811e31"/>
    </style:style>
    <style:style style:name="T62" style:family="text">
      <style:text-properties officeooo:rsid="0084303e"/>
    </style:style>
    <style:style style:name="T63" style:family="text">
      <style:text-properties officeooo:rsid="00844353"/>
    </style:style>
    <style:style style:name="T64" style:family="text">
      <style:text-properties officeooo:rsid="00880fea"/>
    </style:style>
    <style:style style:name="T65" style:family="text">
      <style:text-properties officeooo:rsid="008ac81c"/>
    </style:style>
    <style:style style:name="T66" style:family="text">
      <style:text-properties officeooo:rsid="008c1881"/>
    </style:style>
    <style:style style:name="T67" style:family="text">
      <style:text-properties officeooo:rsid="008fcdf0"/>
    </style:style>
    <style:style style:name="T68" style:family="text">
      <style:text-properties officeooo:rsid="00900d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C"/>
        <table:table-column table:style-name="Table1.L"/>
        <table:table-column table:style-name="Table1.M"/>
        <table:table-row table:style-name="Table1.1">
          <table:table-cell table:style-name="Table1.A1" table:number-columns-spanned="13" office:value-type="string">
            <text:p text:style-name="P1">МИНИСТЕРСТВО НАУКИ И ВЫСШЕГО ОБРАЗОВАНИЯ РОССИЙСКОЙ ФЕД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34">Федеральное государственное автономное образовательное учреждение </text:p>
            <text:p text:style-name="P34">высшего образ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><text:span text:style-name="T2">Дальневосточный федеральный университет</text:span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><text:span text:style-name="T2">ИНСТИТУТ МАТЕМАТИКИ И КОМПЬЮТЕРНЫХ ТЕХНОЛОГИЙ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><text:span text:style-name="T1">Департамент программной инженерии и искусственного интеллекта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><text:span text:style-name="T2">О Т Ч Е Т </text:span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><text:span text:style-name="T4">по лабораторной работе №</text:span><text:span text:style-name="T6">4</text:span></text:p>
            <text:p text:style-name="P1"><text:span text:style-name="T4">дисциплина «Фундаментальные структуры данных и алгоритмы»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4" office:value-type="string">
            <text:p text:style-name="P13"><text:span text:style-name="T4">Студент гр. </text:span><text:span text:style-name="T7">Б912</text:span><text:span text:style-name="T8">2</text:span><text:span text:style-name="T7">-09.03.04прогин</text:span>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20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14">Г.П. Пужалин</text:p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J21" table:number-columns-spanned="2" office:value-type="string">
            <text:p text:style-name="P1"><text:span text:style-name="T5">(подпись)</text:span><text:span text:style-name="T5"/></text:p>
          </table:table-cell>
          <table:covered-table-cell/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3"><text:span text:style-name="T4">Руководитель</text:span><text:span text:style-name="T4"/></text:p>
          </table:table-cell>
          <table:covered-table-cell/>
          <table:covered-table-cell/>
          <table:table-cell table:style-name="Table1.J20" office:value-type="string">
            <text:p text:style-name="P7"/>
          </table:table-cell>
        </table:table-row>
        <table:table-row table:style-name="Table1.1">
          <table:table-cell table:style-name="Table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20" table:number-columns-spanned="4" office:value-type="string">
            <text:p text:style-name="P13"><text:span text:style-name="T4">ст. преподаватель</text:span><text:span text:style-name="T4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20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J20" table:number-columns-spanned="2" office:value-type="string">
            <text:p text:style-name="P1"><text:span text:style-name="T4">О.А. Крестникова</text:span><text:span text:style-name="T4"/></text:p>
          </table:table-cell>
          <table:covered-table-cell/>
        </table:table-row>
        <table:table-row table:style-name="Table1.26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J21" office:value-type="string">
            <text:p text:style-name="P1"><text:span text:style-name="T5">(подпись)</text:span><text:span text:style-name="T5"/>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1"><text:span text:style-name="T5">(И.О. Фамилия)</text:span><text:span text:style-name="T5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><text:span text:style-name="T4">г. Владивосток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3" office:value-type="string">
            <text:p text:style-name="P1"><text:span text:style-name="T4">2023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42">1 Неформальная постановка задачи</text:p>
      <text:p text:style-name="P38"/>
      <text:p text:style-name="P53">Необходимо реализовать пакет подпрограмм для <text:span text:style-name="T51">поиска подстроки </text:span><text:span text:style-name="T57">формата </text:span><text:span text:style-name="T51">в строке формата «ФИО, {Марка и модель}» </text:span><text:span text:style-name="T52">с помощью следующих алгоритмов</text:span><text:span text:style-name="T34">:</text:span></text:p>
      <text:p text:style-name="P53"><text:tab/>- <text:span text:style-name="T59">алгоритм </text:span><text:span text:style-name="T36">Рабин</text:span><text:span text:style-name="T37">а</text:span><text:span text:style-name="T36">-Карп</text:span><text:span text:style-name="T37">а</text:span><text:span text:style-name="T34">;</text:span></text:p>
      <text:p text:style-name="P53"><text:tab/>- <text:span text:style-name="T59">алгоритм </text:span><text:span text:style-name="T36">Бойер</text:span><text:span text:style-name="T37">а</text:span><text:span text:style-name="T36">-Мур</text:span><text:span text:style-name="T37">а.</text:span></text:p>
      <text:p text:style-name="P12"/>
      <text:p text:style-name="P1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9"/>
      <text:p text:style-name="P39"><text:soft-page-break/><text:span text:style-name="T9">2 </text:span><text:span text:style-name="T12">Описание алгоритмов сортировки</text:span></text:p>
      <text:p text:style-name="P44"><text:span text:style-name="T52">Рабин-Карп</text:span>:</text:p>
      <text:p text:style-name="P50">vector; <text:span text:style-name="T53">// индексы начал </text:span><text:span text:style-name="T54">подходящих</text:span><text:span text:style-name="T53"> подстрок</text:span></text:p>
      <text:p text:style-name="P50">а := <text:span text:style-name="T10">подсчет_хэша</text:span>(pattern)</text:p>
      <text:p text:style-name="P50">b := <text:span text:style-name="T10">подсчет_хэша</text:span>(window)</text:p>
      <text:p text:style-name="P50"><text:span text:style-name="T10">цикл</text:span> <text:span text:style-name="T56">ПОКА</text:span> <text:span text:style-name="T42">не конец строки</text:span>:</text:p>
      <text:p text:style-name="P50"><text:tab/><text:span text:style-name="T35">вычесть</text:span> начальный символ</text:p>
      <text:p text:style-name="P50"><text:tab/><text:span text:style-name="T35">прибавить</text:span> следующий</text:p>
      <text:p text:style-name="P50"><text:tab/>хэши окна и шаблона совпали? :</text:p>
      <text:p text:style-name="P50"><text:tab/><text:tab/>проверка на ложное срабатывание прошла? :</text:p>
      <text:p text:style-name="P50"><text:tab/><text:tab/><text:tab/><text:span text:style-name="T61">vector</text:span> ← текущий индекс</text:p>
      <text:p text:style-name="P50"><text:tab/><text:span text:style-name="T10">конец</text:span></text:p>
      <text:p text:style-name="P43">конец цикла</text:p>
      <text:p text:style-name="P43"><text:tab/></text:p>
      <text:p text:style-name="P79"><text:span text:style-name="T46">Бойер-Мур</text:span><text:span text:style-name="T47">:</text:span></text:p>
      <text:p text:style-name="P76"><text:span text:style-name="T50">vector; </text:span><text:span text:style-name="T55">// индексы начал </text:span><text:span text:style-name="T54">подходящих</text:span><text:span text:style-name="T55"> подстрок</text:span></text:p>
      <text:p text:style-name="P75">a1 := <text:span text:style-name="T10">составить_таблицу_сдвигов</text:span>(pattern)</text:p>
      <text:p text:style-name="P76"><text:span text:style-name="T10">цикл</text:span> <text:span text:style-name="T56">ПОКА</text:span> <text:span text:style-name="T42">не конец строки</text:span>:</text:p>
      <text:p text:style-name="P76"><text:tab/><text:span text:style-name="T10">цикл</text:span> <text:span text:style-name="T56">ПОКА</text:span> <text:span text:style-name="T43">совпадают последние символы</text:span>:</text:p>
      <text:p text:style-name="P76"><text:tab/><text:tab/><text:span text:style-name="T68">не совпал один последний символ?:</text:span></text:p>
      <text:p text:style-name="P76"><text:tab/><text:tab/><text:tab/><text:span text:style-name="T38">*используем эвристику стоп_символа*</text:span></text:p>
      <text:p text:style-name="P76"><text:tab/><text:tab/><text:span text:style-name="T68">совпал суффикс?:</text:span></text:p>
      <text:p text:style-name="P76"><text:tab/><text:tab/><text:tab/><text:span text:style-name="T68">сдвигаем шаблон с суффиксом </text:span><text:span text:style-name="T38">PbS</text:span><text:span text:style-name="T68">, где </text:span><text:span text:style-name="T38">S</text:span><text:span text:style-name="T68"> — совпавший суффикс до <text:tab/><text:tab/><text:tab/><text:tab/>первого совпадения шаблона </text:span><text:span text:style-name="T38">S</text:span><text:span text:style-name="T68"> без символа </text:span><text:span text:style-name="T38">b</text:span><text:span text:style-name="T68"> перед ним</text:span></text:p>
      <text:p text:style-name="P76"><text:tab/><text:tab/><text:span text:style-name="T68">полное совпадение?:</text:span></text:p>
      <text:p text:style-name="P76"><text:tab/><text:tab/><text:tab/><text:span text:style-name="T61">vector</text:span> ← текущий индекс</text:p>
      <text:p text:style-name="P76"><text:tab/><text:span text:style-name="T11">конец</text:span></text:p>
      <text:p text:style-name="P77">конец цикла</text:p>
      <text:p text:style-name="P35"/>
      <text:p text:style-name="P35"/>
      <text:p text:style-name="P35"><text:span text:style-name="T45">3</text:span><text:span text:style-name="T44"> Описание типа + спецификация подпрограмм + тесты</text:span></text:p>
      <text:p text:style-name="P38"/>
      <text:p text:style-name="P49">void rabinKarp(const string&amp; pattern, uint16 patternCount, vector&lt;AutoDocs&gt;&amp; docsContainer)</text:p>
      <text:p text:style-name="P71"><text:soft-page-break/>Функция обертка над sorts::rabinKarp. Осуществляет замер времени работы алгоритма поиска подстроки, печать подходящих записей и времени работы в <text:span text:style-name="T59">выходной </text:span>файл.</text:p>
      <text:p text:style-name="Text_20_body"><text:span text:style-name="T48">Входные данные: </text:span><text:span text:style-name="T49">шаблон поиска, необходимое количество совпадений, контейнер поиска</text:span><text:span text:style-name="T48"> Выходные данные: </text:span></text:p>
      <text:p text:style-name="Text_20_body"><text:span text:style-name="T48"/></text:p>
      <text:p text:style-name="P40"><text:span text:style-name="T27">void </text:span><text:span text:style-name="T26">sorts::</text:span><text:span text:style-name="T27">rabinKarp(const string&amp; pattern, uint16 patternCount, vector&lt;AutoDocs&gt;&amp; docsContainer)</text:span></text:p>
      <text:p text:style-name="P51"><text:span text:style-name="T31">А</text:span><text:span text:style-name="T30">лгоритм поиска подстроки в строке, использующ</text:span><text:span text:style-name="T32">ий скользящее окно, </text:span><text:span text:style-name="T33">сумма элементов которого </text:span><text:span text:style-name="T32">называе</text:span><text:span text:style-name="T33">тся </text:span><text:span text:style-name="T32">хешем. В случае совпадения значений хеша шаблона и текущего окна, производится посимвольное сравнение для предотвращения ложных срабатываний.</text:span></text:p>
      <text:p text:style-name="P69"/>
      <text:p text:style-name="P70"/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23">Описание тестовой ситуации</text:p>
          </table:table-cell>
          <table:table-cell table:style-name="Table7.A1" office:value-type="string">
            <text:p text:style-name="P23">Входные данные</text:p>
          </table:table-cell>
          <table:table-cell table:style-name="Table7.A1" office:value-type="string">
            <text:p text:style-name="P25">Результат</text:p>
          </table:table-cell>
        </table:table-row>
        <table:table-row table:style-name="Table7.2">
          <table:table-cell table:style-name="Table7.A1" office:value-type="string">
            <text:p text:style-name="P17">Найти <text:span text:style-name="T65">подстроку в строке</text:span></text:p>
            <text:p text:style-name="P17"/>
            <text:p text:style-name="P15"/>
            <text:p text:style-name="P21"/>
          </table:table-cell>
          <table:table-cell table:style-name="Table7.A1" office:value-type="string">
            <text:p text:style-name="P17">Шаблон «aaab», строка поиска «abaaab»</text:p>
          </table:table-cell>
          <table:table-cell table:style-name="Table7.A1" office:value-type="string">
            <text:p text:style-name="P30">Пересчет хеша шаблона:</text:p>
            <text:p text:style-name="P30">аааb — хеш = 5</text:p>
            <text:p text:style-name="P30">1112</text:p>
            <text:p text:style-name="P19"><text:span text:style-name="T15"/></text:p>
            <text:p text:style-name="P19"><text:span text:style-name="T15"/></text:p>
            <text:p text:style-name="P30">abaa|ab 5 =&gt; посимв. срав.</text:p>
            <text:p text:style-name="P30">аaab <text:s text:c="5"/>5</text:p>
            <text:p text:style-name="P30">=&gt; идем дальше</text:p>
            <text:p text:style-name="P30">…</text:p>
            <text:p text:style-name="P30">abaaab 5 =&gt; посимв. срав.</text:p>
            <text:p text:style-name="P30"><text:s text:c="4"/>aaab 5</text:p>
            <text:p text:style-name="P30">=&gt; совпадение найдено</text:p>
          </table:table-cell>
        </table:table-row>
      </table:table>
      <text:p text:style-name="P73"><text:span text:style-name="T58"/></text:p>
      <text:p text:style-name="P73"><text:span text:style-name="T58"/></text:p>
      <text:p text:style-name="P41"><text:span text:style-name="T13">v</text:span><text:span text:style-name="T9">oid <text:s/></text:span><text:span text:style-name="T13">boyerMoore</text:span><text:span text:style-name="T9">(const string&amp; pattern, uint16 patternCount, vector&lt;AutoDocs&gt;&amp; docsContainer)</text:span></text:p>
      <text:p text:style-name="P72">Функция обертка над sorts::<text:span text:style-name="T59">boyerMoore</text:span>. Осуществляет замер времени работы алгоритма поиска подстроки, печать подходящих записей и времени работы в <text:span text:style-name="T59">выходной </text:span>файл.</text:p>
      <text:p text:style-name="P74"><text:span text:style-name="T16">Входные данные: </text:span><text:span text:style-name="T17">шаблон поиска, необходимое количество совпадений, контейнер поиска</text:span><text:span text:style-name="T16"> Выходные данные: </text:span></text:p>
      <text:p text:style-name="P74"><text:span text:style-name="T16"/></text:p>
      <text:p text:style-name="P45"><text:span text:style-name="T60">void </text:span><text:span text:style-name="T59">sorts::boyerMoore</text:span><text:span text:style-name="T60">(const string&amp; pattern, uint16 patternCount, vector&lt;AutoDocs&gt;&amp; docsContainer)</text:span></text:p>
      <text:p text:style-name="P37">Алгоритм поиска подстроки в строке, использующий предварительный анализ шаблона для получения информации, минимизирующей количество заведомо ложных проверок.</text:p>
      <text:p text:style-name="P37"><text:soft-page-break/><text:span text:style-name="T23">Полученная информация используется для сдвига шаблона на максимальное число позиций в случае, если крайний правый символ не совпал (эвристика стоп-символа). Так же в алгоритме используется эвристика совпавшего суффикса. Неформально, если при чтении шаблона справа налево совпал суффикс S, а символ b, стоящий перед S в шаблоне (то есть шаблон имеет вид PbS), не совпал, то эвристика совпавшего суффикса сдвигает шаблон на наименьшее число позиций вправо так, чтобы строка S совпала с шаблоном, а символ, предшествующий в шаблоне данному совпадению S, отличался бы от b (если такой символ вообще есть). (</text:span><text:a xlink:type="simple" xlink:href="https://ru.wikipedia.org/wiki/Алгоритм_Бойера_—_Мура" text:style-name="Internet_20_link" text:visited-style-name="Visited_20_Internet_20_Link"><text:span text:style-name="T23">Wikipedia</text:span></text:a><text:span text:style-name="T23">)</text:span></text:p>
      <text:p text:style-name="P45"/>
      <text:p text:style-name="P46"/>
      <text:p text:style-name="P46"/>
      <text:p text:style-name="P46"/>
      <text:p text:style-name="P46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24">Описание тестовой ситуации</text:p>
          </table:table-cell>
          <table:table-cell table:style-name="Table2.A1" office:value-type="string">
            <text:p text:style-name="P24">Входные данные</text:p>
          </table:table-cell>
          <table:table-cell table:style-name="Table2.A1" office:value-type="string">
            <text:p text:style-name="P26">Результат</text:p>
          </table:table-cell>
        </table:table-row>
        <table:table-row table:style-name="Table2.2">
          <table:table-cell table:style-name="Table2.A1" office:value-type="string">
            <text:p text:style-name="P18">Найти <text:span text:style-name="T65">подстроку в строке</text:span></text:p>
            <text:p text:style-name="P16"/>
            <text:p text:style-name="P22"/>
          </table:table-cell>
          <table:table-cell table:style-name="Table2.A1" office:value-type="string">
            <text:p text:style-name="P18">Шаблон «<text:span text:style-name="T65">TEST</text:span>», строка поиска «<text:span text:style-name="T65">THIS IS TEST</text:span>»</text:p>
          </table:table-cell>
          <table:table-cell table:style-name="Table2.A1" office:value-type="string">
            <text:p text:style-name="P31">Построение таблицы стоп символов:</text:p>
            <text:p text:style-name="P31">T E S *</text:p>
            <text:p text:style-name="P31">1 <text:s/>2 1 4</text:p>
            <text:p text:style-name="P20"><text:span text:style-name="T15"/></text:p>
            <text:p text:style-name="P20"><text:span text:style-name="T15">1) </text:span><text:span text:style-name="T14">THI</text:span><text:span text:style-name="T9">|</text:span><text:span text:style-name="T25">S</text:span><text:span text:style-name="T9">|</text:span><text:span text:style-name="T14"> IS TEST</text:span></text:p>
            <text:p text:style-name="P32"><text:s text:c="5"/>TEST</text:p>
            <text:p text:style-name="P28">сдвиг на 1 символ</text:p>
            <text:p text:style-name="P27"><text:span text:style-name="T20">2)</text:span><text:span text:style-name="T14"> </text:span><text:span text:style-name="T24">THIS </text:span><text:span text:style-name="T25">|</text:span><text:span text:style-name="T28">I</text:span><text:span text:style-name="T25">|</text:span><text:span text:style-name="T24">S TEST</text:span></text:p>
            <text:p text:style-name="P27"><text:span text:style-name="T19"><text:s text:c="7"/></text:span><text:span text:style-name="T20">TEST</text:span><text:span text:style-name="T24"> </text:span></text:p>
            <text:p text:style-name="P28">символа «I» нет в таблице =&gt; сдвигает на * символов</text:p>
            <text:p text:style-name="P27"><text:span text:style-name="T20">3) THIS IS TE</text:span><text:span text:style-name="T25">|S|</text:span><text:span text:style-name="T20">T</text:span></text:p>
            <text:p text:style-name="P33"><text:s text:c="16"/>TEST</text:p>
            <text:p text:style-name="P28">сдвигает на 1 символ</text:p>
            <text:p text:style-name="P33">4) THIS IS TEST</text:p>
            <text:p text:style-name="P27"><text:span text:style-name="T20"><text:s text:c="19"/>TES</text:span><text:span text:style-name="T29">T</text:span></text:p>
            <text:p text:style-name="P27"><text:span text:style-name="T20"><text:s text:c="19"/>TE</text:span><text:span text:style-name="T29">ST</text:span></text:p>
            <text:p text:style-name="P27"><text:span text:style-name="T20"><text:s text:c="19"/>T</text:span><text:span text:style-name="T29">EST</text:span></text:p>
            <text:p text:style-name="P27"><text:span text:style-name="T20"><text:s text:c="19"/></text:span><text:span text:style-name="T29">TEST</text:span></text:p>
            <text:p text:style-name="P29">шаблон найден</text:p>
          </table:table-cell>
        </table:table-row>
      </table:table>
      <text:p text:style-name="P48"/>
      <text:p text:style-name="P48">4 Текст программы</text:p>
      <text:p text:style-name="P52">см. исходный архив. («<text:span text:style-name="T10">.</text:span>/src/»)</text:p>
      <text:p text:style-name="P52"/>
      <text:p text:style-name="P47">5 Тесты</text:p>
      <text:p text:style-name="P63"><text:span text:style-name="T15">Синтаксис команды</text:span><text:span text:style-name="T18">:</text:span> «./command N pattern pattern_count» <text:span text:style-name="T21">,где:</text:span></text:p>
      <text:p text:style-name="P63">N — <text:span text:style-name="T21">кол-во строк для поиска; </text:span><text:span text:style-name="T15">(</text:span><text:span text:style-name="T18">1</text:span><text:span text:style-name="T15">0 &lt;= N &lt;= 1000000)</text:span></text:p>
      <text:p text:style-name="P63"><text:soft-page-break/>pattern — <text:span text:style-name="T21">шаблон поиска;</text:span></text:p>
      <text:p text:style-name="P63">pattern_count — <text:span text:style-name="T21">количество появлений шаблона в строке.</text:span></text:p>
      <text:p text:style-name="P63"><text:span text:style-name="T21"/></text:p>
      <text:p text:style-name="P63"><text:span text:style-name="T21">!!</text:span><text:span text:style-name="T22">Регистр шаблона ИМЕЕТ значение!!</text:span></text:p>
      <text:p text:style-name="P63"><text:span text:style-name="T22"/></text:p>
      <text:p text:style-name="P60">Тест #1</text:p>
      <text:p text:style-name="P63">./<text:span text:style-name="T62">search</text:span> 10 A 2</text:p>
      <text:p text:style-name="P67">Результат:</text:p>
      <text:p text:style-name="P57">FullName:{Michael Taylor} <text:s text:c="6"/>StateNumber:{ZND 447} CarSpecs:{AudiA4} id:1</text:p>
      <text:p text:style-name="P57">FullName:{Christopher Brown} StateNumber:{RTN 214} CarSpecs:{AudiA4} id:5</text:p>
      <text:p text:style-name="P64"/>
      <text:p text:style-name="P60">Тест #2</text:p>
      <text:p text:style-name="P64">./search 1000 To 2</text:p>
      <text:p text:style-name="P67">Результат:</text:p>
      <text:p text:style-name="P57">FullName:{Christopher Garcia} StateNumber:{UTB 59} <text:s text:c="3"/><text:span text:style-name="T63">С</text:span>arSpecs:{ToyotaCorolla} id:6</text:p>
      <text:p text:style-name="P57">FullName:{Alice Smith} <text:tab/> <text:s text:c="5"/>StateNumber:{HQR 654} CarSpecs:{ToyotaCorolla} id:20</text:p>
      <text:p text:style-name="P57">FullName:{Jessica Wilson} <text:s text:c="7"/>StateNumber:{GAJ 153} <text:s/>CarSpecs:<text:span text:style-name="T67">{</text:span>ToyotaCorolla} id:29</text:p>
      <text:p text:style-name="P57">FullName:{John Martinez} <text:s text:c="8"/>StateNumber:{AGD 259} CarSpecs:{ToyotaCorolla} id:41</text:p>
      <text:p text:style-name="P67">… </text:p>
      <text:p text:style-name="P67"/>
      <text:p text:style-name="P61">Тест #3</text:p>
      <text:p text:style-name="P65">./main.out 1000 Alice 1</text:p>
      <text:p text:style-name="P68">… </text:p>
      <text:p text:style-name="P56">FullName:{Alice Garcia} <text:s text:c="5"/>StateNumber:{UGZ 46} CarSpecs:{FordMustang} <text:s/>id:57</text:p>
      <text:p text:style-name="P56">FullName:{Alice Taylor} <text:s text:c="5"/>StateNumber:{XDG 14} CarSpecs:{FordMustang} <text:s/>id:58</text:p>
      <text:p text:style-name="P56">FullName:{Alice Anderson} StateNumber:{BGX 64} CarSpecs:{MercedesBenz} id:63</text:p>
      <text:p text:style-name="P68">… </text:p>
      <text:p text:style-name="P65"><text:s/></text:p>
      <text:p text:style-name="P59">6 Примеры, на которых достигается худший случай</text:p>
      <text:p text:style-name="P59">Рабин-Карп:</text:p>
      <text:p text:style-name="P54">Алфавит: {a,b}</text:p>
      <text:p text:style-name="P54">hash(a) = 1;</text:p>
      <text:p text:style-name="P54">hash(b) = 2</text:p>
      <text:p text:style-name="P55">Шаблон поиска - «<text:span text:style-name="T35">aba</text:span>». </text:p>
      <text:p text:style-name="P55">hash(aba) = 1 + 2 + 1 = 4.</text:p>
      <text:p text:style-name="P54"><text:soft-page-break/>Тогда худшим случаем для этого шаблона и алфавита может быть строка «<text:span text:style-name="T35">aabaaba</text:span>». <text:span text:style-name="T64">На данном примере, из-за постоянного значения хеша окна, посимвольная проверка будет происходить на каждой итерации. </text:span>Скорость работы алгоритма на такой строке будет равна <text:span text:style-name="T39">O(n</text:span><text:span text:style-name="T40">*m)</text:span><text:span text:style-name="T66">,</text:span> т.е идентична <text:span text:style-name="T41">наивному обходу строки</text:span>.</text:p>
      <text:p text:style-name="P54"/>
      <text:p text:style-name="P62">Бойер-Мур:</text:p>
      <text:p text:style-name="P58">Пусть текст состоит из повторяющихся символов, например, «<text:span text:style-name="T35">ААААААААААА</text:span>», а шаблон состоит из тех же символов, за исключением одного в конце, например, «<text:span text:style-name="T35">ААААВ</text:span>». В таком случае алгоритм Бойера-Мура будет сдвигать шаблон на один символ за раз, после каждого сравнения, когда он достигнет последнего символа в шаблоне и не найдет совпадение, в результате чего производительность алгоритма ухудшится до <text:span text:style-name="T39">O(n*m)</text:span>, т.е до сложности <text:span text:style-name="T41">наивного поиска</text:span>, где <text:span text:style-name="T35">n</text:span> — длина текста, а <text:span text:style-name="T35">m</text:span> — длина шаблона.</text:p>
      <text:p text:style-name="P66"/>
      <text:p text:style-name="P78">7 Выводы из сравнения алгоритмо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/>
      <style:text-properties fo:font-size="14pt" style:font-size-asian="14pt" style:font-size-complex="14pt"/>
    </style:style>
    <style:style style:name="ConsPlusNormal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hidkova.ea</meta:initial-creator>
    <meta:editing-cycles>128</meta:editing-cycles>
    <meta:print-date>2014-12-12T04:19:00</meta:print-date>
    <meta:creation-date>2020-10-12T06:27:00</meta:creation-date>
    <dc:date>2024-03-13T11:29:40.193479825</dc:date>
    <meta:editing-duration>PT13H18M44S</meta:editing-duration>
    <meta:generator>LibreOffice/24.2.1.2$Linux_X86_64 LibreOffice_project/22b49863b83d7bfdb3898aaaf02f7b32e9b8f988</meta:generator>
    <meta:document-statistic meta:table-count="3" meta:image-count="0" meta:object-count="0" meta:page-count="7" meta:paragraph-count="140" meta:word-count="809" meta:character-count="6252" meta:non-whitespace-character-count="5372"/>
    <meta:user-defined meta:name="AppVersion">16.0000</meta:user-defined>
    <meta:template xlink:type="simple" xlink:actuate="onRequest" xlink:title="Normal.dotm" xlink:href=""/>
  </office:meta>
</office:document-meta>
</file>